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580000001F196641809BB809C4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ans" svg:font-family="'Liberation Sans'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able_20_Contents">
      <style:text-properties style:font-name="Liberation Serif" fo:font-weight="bold" officeooo:rsid="00402aca" officeooo:paragraph-rsid="00402aca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P4" style:family="paragraph" style:parent-style-name="Table_20_Contents">
      <style:paragraph-properties fo:text-align="start" style:justify-single-word="false"/>
      <style:text-properties style:font-name="Courier New" fo:font-size="11pt" fo:font-weight="normal" officeooo:rsid="0038c27c" officeooo:paragraph-rsid="00636fe3" style:font-size-asian="11pt" style:font-weight-asian="normal" style:font-size-complex="11pt" style:font-weight-complex="normal"/>
    </style:style>
    <style:style style:name="P5" style:family="paragraph" style:parent-style-name="Table_20_Contents">
      <style:paragraph-properties fo:text-align="start" style:justify-single-word="false"/>
      <style:text-properties style:font-name="Courier New" fo:font-size="11pt" fo:font-style="italic" fo:font-weight="normal" officeooo:rsid="0038c27c" officeooo:paragraph-rsid="00636fe3" style:font-size-asian="11pt" style:font-style-asian="italic" style:font-weight-asian="normal" style:font-size-complex="11pt" style:font-style-complex="italic" style:font-weight-complex="normal"/>
    </style:style>
    <style:style style:name="P6" style:family="paragraph" style:parent-style-name="Table_20_Contents">
      <style:paragraph-properties fo:text-align="start" style:justify-single-word="false"/>
      <style:text-properties style:font-name="Courier New" fo:font-size="11pt" fo:font-weight="bold" officeooo:rsid="0038c27c" officeooo:paragraph-rsid="00636fe3" style:font-size-asian="11pt" style:font-weight-asian="bold" style:font-size-complex="11pt" style:font-weight-complex="bold"/>
    </style:style>
    <style:style style:name="P7" style:family="paragraph" style:parent-style-name="Table_20_Contents">
      <style:paragraph-properties fo:text-align="start" style:justify-single-word="false" fo:break-before="page"/>
      <style:text-properties style:font-name="Courier New" fo:font-size="11pt" fo:font-style="italic" fo:font-weight="normal" officeooo:rsid="0038c27c" officeooo:paragraph-rsid="00636fe3" style:font-size-asian="11pt" style:font-style-asian="italic" style:font-weight-asian="normal" style:font-size-complex="11pt" style:font-style-complex="italic" style:font-weight-complex="normal"/>
    </style:style>
    <style:style style:name="P8" style:family="paragraph" style:parent-style-name="Standard">
      <style:text-properties style:font-name="Liberation Serif"/>
    </style:style>
    <style:style style:name="P9" style:family="paragraph" style:parent-style-name="Standard">
      <style:paragraph-properties fo:text-align="start" style:justify-single-word="false"/>
      <style:text-properties style:font-name="Liberation Serif" fo:font-size="10pt" fo:font-style="normal" officeooo:rsid="01e03e6a" officeooo:paragraph-rsid="0069cc80" style:font-size-asian="10pt" style:font-style-asian="normal" style:font-size-complex="10pt" style:font-style-complex="normal"/>
    </style:style>
    <style:style style:name="P10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4b9faa"/>
    </style:style>
    <style:style style:name="T2" style:family="text">
      <style:text-properties officeooo:rsid="0022d049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65e0ba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065e0ba" style:font-style-asian="italic" style:font-style-complex="italic"/>
    </style:style>
    <style:style style:name="T7" style:family="text">
      <style:text-properties fo:font-style="italic" officeooo:rsid="0067b71e" style:font-style-asian="italic" style:font-style-complex="italic"/>
    </style:style>
    <style:style style:name="T8" style:family="text">
      <style:text-properties officeooo:rsid="00660ddb"/>
    </style:style>
    <style:style style:name="T9" style:family="text">
      <style:text-properties officeooo:rsid="00840c47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1e87954" style:font-weight-asian="normal" style:font-weight-complex="normal"/>
    </style:style>
    <style:style style:name="T12" style:family="text">
      <style:text-properties officeooo:rsid="006b3797"/>
    </style: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import console.*;</text:p>
      <text:p text:style-name="P4"/>
      <text:p text:style-name="P5">/*</text:p>
      <text:p text:style-name="P5"><text:s/>* Anwendung zur Verwaltung <text:span text:style-name="T4">von</text:span> wartenden Patienten</text:p>
      <text:p text:style-name="P5"><text:s/>* <text:span text:style-name="T4">(Name, Datum)</text:span></text:p>
      <text:p text:style-name="P5"><text:s/>*/</text:p>
      <text:p text:style-name="P6">public class Wartezimmer</text:p>
      <text:p text:style-name="P4">{</text:p>
      <text:p text:style-name="P4"><text:s text:c="3"/>private Queue&lt;Patient&gt; queue;</text:p>
      <text:p text:style-name="P4"><text:s text:c="3"/>private int nummer; <text:s/><text:span text:style-name="T5">// </text:span><text:span text:style-name="T6">fortlaufende Nummer, zählt Patienten mit</text:span></text:p>
      <text:p text:style-name="P4"/>
      <text:p text:style-name="P4"><text:s text:c="3"/><text:span text:style-name="T3">public Wartezimmer()</text:span></text:p>
      <text:p text:style-name="P4"><text:s text:c="3"/>{</text:p>
      <text:p text:style-name="P4"><text:s text:c="6"/>queue <text:s/>= new Queue();</text:p>
      <text:p text:style-name="P4"><text:s text:c="6"/>nummer = 0;</text:p>
      <text:p text:style-name="P4"><text:s text:c="3"/>}</text:p>
      <text:p text:style-name="P4"/>
      <text:p text:style-name="P5"><text:s text:c="3"/>/*</text:p>
      <text:p text:style-name="P5"><text:s text:c="4"/>* Patient <text:span text:style-name="T4">wird aufgenommen</text:span></text:p>
      <text:p text:style-name="P5"><text:s text:c="4"/>*/</text:p>
      <text:p text:style-name="P4"><text:s text:c="3"/><text:span text:style-name="T3">public void anstellen()</text:span></text:p>
      <text:p text:style-name="P4"><text:s text:c="3"/>{</text:p>
      <text:p text:style-name="P4"><text:s text:c="6"/>String name;</text:p>
      <text:p text:style-name="P4"><text:s text:c="6"/>Patient pat;</text:p>
      <text:p text:style-name="P4"/>
      <text:p text:style-name="P4"><text:s text:c="6"/>Console.println("Neuer Patient: Wie ist der Name?");</text:p>
      <text:p text:style-name="P4"><text:s text:c="6"/>name = Console.readln();</text:p>
      <text:p text:style-name="P4"><text:s text:c="6"/>nummer = nummer + 1; <text:s text:c="5"/><text:span text:style-name="T5">// </text:span><text:span text:style-name="T6">laufende Nummer erhöhen</text:span></text:p>
      <text:p text:style-name="P4"/>
      <text:p text:style-name="P4"><text:s text:c="6"/>pat = new Patient(name, nummer);</text:p>
      <text:p text:style-name="P4"><text:s text:c="6"/>queue.enqueue(pat);</text:p>
      <text:p text:style-name="P4"/>
      <text:p text:style-name="P4"><text:s text:c="6"/>Console.println(name + " <text:span text:style-name="T4">aufgenommen</text:span> mit N<text:span text:style-name="T4">r.</text:span> " + nummer);</text:p>
      <text:p text:style-name="P4"><text:s text:c="3"/>}</text:p>
      <text:p text:style-name="P4"/>
      <text:p text:style-name="P5"><text:s text:c="3"/>/*</text:p>
      <text:p text:style-name="P5"><text:s text:c="4"/>* Patient <text:span text:style-name="T4">wird aufgerufen und aus Warteschlange entfernt</text:span></text:p>
      <text:p text:style-name="P5"><text:s text:c="4"/>*/</text:p>
      <text:p text:style-name="P4"><text:s text:c="3"/><text:span text:style-name="T3">public void aufrufen()</text:span></text:p>
      <text:p text:style-name="P4"><text:s text:c="3"/>{</text:p>
      <text:p text:style-name="P4"><text:s text:c="6"/>Patient pat;</text:p>
      <text:p text:style-name="P4"/>
      <text:p text:style-name="P4"><text:s text:c="6"/>Console.println("Patient aufrufen:");</text:p>
      <text:p text:style-name="P4"><text:s text:c="6"/>if (queue.isEmpty())</text:p>
      <text:p text:style-name="P4"><text:s text:c="6"/>{</text:p>
      <text:p text:style-name="P4"><text:s text:c="9"/>Console.println("Kein Patient in der Warteschlange.");</text:p>
      <text:p text:style-name="P4"><text:s text:c="6"/>}</text:p>
      <text:p text:style-name="P4"><text:s text:c="6"/>else</text:p>
      <text:p text:style-name="P4"><text:s text:c="6"/>{</text:p>
      <text:p text:style-name="P4"><text:s text:c="9"/>pat = queue.front();</text:p>
      <text:p text:style-name="P4"><text:s text:c="9"/>Console.println("Der naechste Patient ist " + pat.getName());</text:p>
      <text:p text:style-name="P4"><text:s text:c="9"/>queue.dequeue();</text:p>
      <text:p text:style-name="P4"><text:s text:c="6"/>}</text:p>
      <text:p text:style-name="P4"><text:s text:c="3"/>}</text:p>
      <text:p text:style-name="P4"/>
      <text:p text:style-name="P5"/>
      <text:p text:style-name="P7"><text:s text:c="3"/>/*</text:p>
      <text:p text:style-name="P5"><text:s text:c="4"/>* Hauptprogramm:</text:p>
      <text:p text:style-name="P5"><text:s text:c="4"/>* Endlosschleife <text:span text:style-name="T8">mit Menü</text:span> <text:span text:style-name="T8">zur Auswahl der Funktionen</text:span></text:p>
      <text:p text:style-name="P5"><text:s text:c="4"/>*/</text:p>
      <text:p text:style-name="P4"><text:s text:c="3"/><text:span text:style-name="T3">public void main()</text:span></text:p>
      <text:p text:style-name="P4"><text:s text:c="3"/>{</text:p>
      <text:p text:style-name="P4"><text:s text:c="6"/>int wahl;</text:p>
      <text:p text:style-name="P4"/>
      <text:p text:style-name="P4"><text:s text:c="6"/>do</text:p>
      <text:p text:style-name="P4"><text:s text:c="6"/>{</text:p>
      <text:p text:style-name="P4"><text:s text:c="9"/>Console.clear();</text:p>
      <text:p text:style-name="P4"><text:s text:c="9"/>Console.println("=== Wartezimmer - Menue ===");</text:p>
      <text:p text:style-name="P4"><text:s text:c="9"/>Console.println("Bitte w<text:span text:style-name="T8">ä</text:span>hlen Sie:");</text:p>
      <text:p text:style-name="P4"><text:s text:c="9"/>Console.println("1: Neuen Patienten aufnehmen");</text:p>
      <text:p text:style-name="P4"><text:s text:c="9"/>Console.println("2: Patient zum Behandeln aufrufen");</text:p>
      <text:p text:style-name="P4"><text:s text:c="9"/>Console.println("3: Programm beenden");</text:p>
      <text:p text:style-name="P4"><text:s text:c="9"/>Console.println();</text:p>
      <text:p text:style-name="P4"/>
      <text:p text:style-name="P4"><text:s text:c="9"/>wahl = Console.readInt();</text:p>
      <text:p text:style-name="P4"><text:s text:c="9"/>Console.clear();</text:p>
      <text:p text:style-name="P4"/>
      <text:p text:style-name="P4"><text:s text:c="9"/>if (wahl == 1)</text:p>
      <text:p text:style-name="P4"><text:s text:c="9"/>{</text:p>
      <text:p text:style-name="P4"><text:s text:c="12"/><text:span text:style-name="T3">anstellen();</text:span></text:p>
      <text:p text:style-name="P4"><text:s text:c="9"/>}</text:p>
      <text:p text:style-name="P4"><text:s text:c="9"/>else if (wahl == 2)</text:p>
      <text:p text:style-name="P4"><text:s text:c="9"/>{</text:p>
      <text:p text:style-name="P4"><text:s text:c="12"/><text:span text:style-name="T3">aufrufen();</text:span></text:p>
      <text:p text:style-name="P4"><text:s text:c="9"/>}</text:p>
      <text:p text:style-name="P4"><text:s text:c="9"/>else if (wahl == 3)</text:p>
      <text:p text:style-name="P4"><text:s text:c="9"/>{</text:p>
      <text:p text:style-name="P4"><text:s text:c="12"/>Console.println("Programm beendet."<text:span text:style-name="T8">);</text:span></text:p>
      <text:p text:style-name="P4"><text:s text:c="9"/>}</text:p>
      <text:p text:style-name="P4"><text:s text:c="9"/>else</text:p>
      <text:p text:style-name="P4"><text:s text:c="9"/>{</text:p>
      <text:p text:style-name="P4"><text:s text:c="12"/>Console.println("Ung<text:span text:style-name="T8">ü</text:span>ltige Eingabe.");</text:p>
      <text:p text:style-name="P4"><text:s text:c="9"/>}</text:p>
      <text:p text:style-name="P4"/>
      <text:p text:style-name="P4"><text:s text:c="9"/>Console.readln(); <text:s/><text:span text:style-name="T5">// </text:span><text:span text:style-name="T7">Benutzer drückt Enter bevor es weitergeht</text:span></text:p>
      <text:p text:style-name="P4"/>
      <text:p text:style-name="P4"><text:s text:c="6"/>} while (wahl != <text:span text:style-name="T12">3</text:span>);</text:p>
      <text:p text:style-name="P4"><text:s text:c="3"/>}</text:p>
      <text:p text:style-name="P4">}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draw:frame text:anchor-type="paragraph" draw:z-index="0" draw:name="Form1" draw:style-name="gr1" draw:text-style-name="P10" svg:width="1.795cm" svg:height="0.63cm" svg:x="15.196cm" svg:y="0.319cm"><draw:image xlink:href="Pictures/10000000000000580000001F196641809BB809C4.png" xlink:type="simple" xlink:show="embed" xlink:actuate="onLoad" loext:mime-type="image/png"><text:p/></draw:image></draw:frame></text:p>
      <text:p text:style-name="P9"><text:span text:style-name="T3">Autor: </text:span>Christian Pothmann – <text:a xlink:type="simple" xlink:href="https://cpothmann.de/" text:style-name="Internet_20_link" text:visited-style-name="Visited_20_Internet_20_Link">c</text:a><text:a xlink:type="simple" xlink:href="https://cpothmann.de/" text:style-name="Internet_20_link" text:visited-style-name="Visited_20_Internet_20_Link"><text:span text:style-name="T9">pothmann.de</text:span></text:a><text:span text:style-name="T9">, f</text:span><text:span text:style-name="T10">reigegeben unter </text:span><text:a xlink:type="simple" xlink:href="https://creativecommons.org/licenses/by-nc-sa/4.0/" text:style-name="Internet_20_link" text:visited-style-name="Visited_20_Internet_20_Link"><text:span text:style-name="T10">CC BY-NC-SA 4.0</text:span></text:a><text:span text:style-name="T10">, </text:span><text:span text:style-name="T11">Mai 2021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ans" svg:font-family="'Liberation Sans'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Linienspitzen_20_1" draw:display-name="Linienspitzen 1" svg:viewBox="0 0 1131 902" svg:d="M564 0l-564 902h1131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7.108cm" style:rel-column-width="27402*"/>
    </style:style>
    <style:style style:name="Tabelle1.B" style:family="table-column">
      <style:table-column-properties style:column-width="2.787cm" style:rel-column-width="10743*"/>
    </style:style>
    <style:style style:name="Tabelle1.C" style:family="table-column">
      <style:table-column-properties style:column-width="7.105cm" style:rel-column-width="27390*"/>
    </style:style>
    <style:style style:name="Tabelle1.A1" style:family="table-cell">
      <style:table-cell-properties fo:padding="0cm" fo:border="none"/>
    </style:style>
    <style:style style:name="MP1" style:family="paragraph" style:parent-style-name="Table_20_Contents">
      <style:text-properties style:font-name="Liberation Serif" fo:font-weight="bold" officeooo:rsid="00402aca" officeooo:paragraph-rsid="00402aca" style:font-weight-asian="bold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M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MT1" style:family="text">
      <style:text-properties officeooo:rsid="004b9faa"/>
    </style:style>
    <style:style style:name="MT2" style:family="text">
      <style:text-properties officeooo:rsid="0022d049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able:table table:name="Tabelle1" table:style-name="Tabelle1">
          <table:table-column table:style-name="Tabelle1.A"/>
          <table:table-column table:style-name="Tabelle1.B"/>
          <table:table-column table:style-name="Tabelle1.C"/>
          <table:table-row>
            <table:table-cell table:style-name="Tabelle1.A1" office:value-type="string">
              <text:p text:style-name="MP1">Queue <text:span text:style-name="MT1">Programmieren – Lösung</text:span></text:p>
            </table:table-cell>
            <table:table-cell table:style-name="Tabelle1.A1" office:value-type="string">
              <text:p text:style-name="MP2">Seite <text:page-number text:select-page="current">2</text:page-number></text:p>
            </table:table-cell>
            <table:table-cell table:style-name="Tabelle1.A1" office:value-type="string">
              <text:p text:style-name="MP3">Informatik - <text:span text:style-name="MT2">Java</text:span></text:p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7T21:56:35.730000000</meta:creation-date>
    <dc:date>2022-02-02T09:54:26.445000000</dc:date>
    <meta:editing-duration>PT8H32M21S</meta:editing-duration>
    <meta:editing-cycles>74</meta:editing-cycles>
    <meta:generator>LibreOffice/6.2.2.2$Windows_x86 LibreOffice_project/2b840030fec2aae0fd2658d8d4f9548af4e3518d</meta:generator>
    <meta:document-statistic meta:table-count="1" meta:image-count="0" meta:object-count="0" meta:page-count="2" meta:paragraph-count="88" meta:word-count="240" meta:character-count="2167" meta:non-whitespace-character-count="1509"/>
  </office:meta>
</office:document-meta>
</file>